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15-08-27" calcext:value-type="date">
            <text:p>27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15-08-03" calcext:value-type="date">
            <text:p>03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5.1" calcext:value-type="currency">
            <text:p>R$ 5,10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15-08-17" calcext:value-type="date">
            <text:p>17/08/2015</text:p>
          </table:table-cell>
          <table:table-cell table:style-name="ce8" office:value-type="string" calcext:value-type="string">
            <text:p>Impressão da discussão de resultados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98" calcext:value-type="currency">
            <text:p>R$ 42,98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15-08-28" calcext:value-type="date">
            <text:p>28/08/2015</text:p>
          </table:table-cell>
          <table:table-cell table:style-name="ce8" office:value-type="string" calcext:value-type="string">
            <text:p>Impressão do documento para Pré-banca</text:p>
          </table:table-cell>
          <table:table-cell table:style-name="ce9" office:value-type="currency" office:currency="BRL" office:value="88.8" calcext:value-type="currency">
            <text:p>R$ 88,80</text:p>
          </table:table-cell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15-08-24" calcext:value-type="date">
            <text:p>24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3.31" calcext:value-type="currency">
            <text:p>R$ 43,31</text:p>
          </table:table-cell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15-11-03" calcext:value-type="date">
            <text:p>03/11/2015</text:p>
          </table:table-cell>
          <table:table-cell table:style-name="ce8" office:value-type="string" calcext:value-type="string">
            <text:p>Impressão banca final</text:p>
          </table:table-cell>
          <table:table-cell table:style-name="ce9" office:value-type="currency" office:currency="BRL" office:value="5.95" calcext:value-type="currency">
            <text:p>R$ 5,95</text:p>
          </table:table-cell>
        </table:table-row>
        <table:table-row table:style-name="ro4" table:number-rows-repeated="5">
          <table:table-cell table:style-name="ce4"/>
          <table:table-cell table:style-name="ce6"/>
          <table:table-cell table:style-name="ce8"/>
          <table:table-cell table:style-name="ce9"/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table:formula="of:=SUM([.D4:.D27])" office:value-type="currency" office:currency="BRL" office:value="333.28" calcext:value-type="currency">
            <text:p>R$ 333,28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3:04:11.4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7.2$Windows_x86 LibreOffice_project/8a35821d8636a03b8bf4e15b48f59794652c68ba</meta:generator>
    <dc:date>2015-11-03T13:05:23.910000000</dc:date>
    <meta:editing-duration>PT3H9M37S</meta:editing-duration>
    <meta:editing-cycles>46</meta:editing-cycles>
    <dc:creator>Felipe Rodrigues</dc:creator>
    <meta:document-statistic meta:table-count="1" meta:cell-count="83" meta:object-count="0"/>
  </office:meta>
</office:document-meta>
</file>